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c597" officeooo:paragraph-rsid="0012c597"/>
    </style:style>
    <style:style style:name="P2" style:family="paragraph" style:parent-style-name="Standard" style:list-style-name="L1">
      <style:text-properties officeooo:rsid="0012c597" officeooo:paragraph-rsid="0012c597"/>
    </style:style>
    <style:style style:name="P3" style:family="paragraph" style:parent-style-name="Standard">
      <style:text-properties officeooo:rsid="0012c597" officeooo:paragraph-rsid="0012c597"/>
    </style:style>
    <style:style style:name="P4" style:family="paragraph" style:parent-style-name="Standard" style:list-style-name="L1">
      <style:text-properties officeooo:rsid="00144a30" officeooo:paragraph-rsid="00144a30"/>
    </style:style>
    <style:style style:name="P5" style:family="paragraph" style:parent-style-name="Standard">
      <style:text-properties officeooo:rsid="00144a30" officeooo:paragraph-rsid="00144a30"/>
    </style:style>
    <style:style style:name="P6" style:family="paragraph" style:parent-style-name="Standard" style:list-style-name="L1">
      <style:text-properties officeooo:rsid="0014e9ae" officeooo:paragraph-rsid="0014e9ae"/>
    </style:style>
    <style:style style:name="P7" style:family="paragraph" style:parent-style-name="Standard" style:list-style-name="L1">
      <style:text-properties officeooo:rsid="001cd705" officeooo:paragraph-rsid="001cd705"/>
    </style:style>
    <style:style style:name="P8" style:family="paragraph" style:parent-style-name="Standard" style:list-style-name="L1">
      <style:text-properties officeooo:rsid="00201519" officeooo:paragraph-rsid="00201519"/>
    </style:style>
    <style:style style:name="P9" style:family="paragraph" style:parent-style-name="Standard" style:list-style-name="L1">
      <style:text-properties officeooo:rsid="002302fe" officeooo:paragraph-rsid="002302fe"/>
    </style:style>
    <style:style style:name="P10" style:family="paragraph" style:parent-style-name="Standard">
      <style:text-properties officeooo:rsid="00241a81" officeooo:paragraph-rsid="00241a81"/>
    </style:style>
    <style:style style:name="P11" style:family="paragraph" style:parent-style-name="Standard">
      <style:paragraph-properties fo:text-align="center" style:justify-single-word="false"/>
      <style:text-properties officeooo:rsid="00241a81" officeooo:paragraph-rsid="00241a81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1a81" officeooo:paragraph-rsid="00241a81"/>
    </style:style>
    <style:style style:name="P13" style:family="paragraph" style:parent-style-name="Standard" style:list-style-name="L1">
      <style:text-properties officeooo:rsid="00273434" officeooo:paragraph-rsid="00273434"/>
    </style:style>
    <style:style style:name="T1" style:family="text">
      <style:text-properties officeooo:rsid="00132b8d"/>
    </style:style>
    <style:style style:name="T2" style:family="text">
      <style:text-properties officeooo:rsid="0016ee6d"/>
    </style:style>
    <style:style style:name="T3" style:family="text">
      <style:text-properties officeooo:rsid="0017085d"/>
    </style:style>
    <style:style style:name="T4" style:family="text">
      <style:text-properties officeooo:rsid="00185089"/>
    </style:style>
    <style:style style:name="T5" style:family="text">
      <style:text-properties officeooo:rsid="001bd9ac"/>
    </style:style>
    <style:style style:name="T6" style:family="text">
      <style:text-properties officeooo:rsid="001e055d"/>
    </style:style>
    <style:style style:name="T7" style:family="text">
      <style:text-properties officeooo:rsid="002026f9"/>
    </style:style>
    <style:style style:name="T8" style:family="text">
      <style:text-properties officeooo:rsid="002124fb"/>
    </style:style>
    <style:style style:name="T9" style:family="text">
      <style:text-properties officeooo:rsid="00295d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nton Hawkes</text:p>
      <text:p text:style-name="P10">hawkesc@oregonstate.edu</text:p>
      <text:p text:style-name="P1">CS475-400</text:p>
      <text:p text:style-name="P1">Project #0</text:p>
      <text:p text:style-name="P1"/>
      <text:p text:style-name="P1"/>
      <text:p text:style-name="P12">Introduction to Parallel Programming</text:p>
      <text:p text:style-name="P11"/>
      <text:list xml:id="list1257939278" text:style-name="L1">
        <text:list-item>
          <text:p text:style-name="P2">This was r<text:span text:style-name="T2">un</text:span> on my laptop with the following specs:</text:p>
          <text:p text:style-name="P2">Lenovo X1 Extreme </text:p>
          <text:p text:style-name="P2">Intel Core i7 <text:span text:style-name="T1">9750H (6 cores/12 threads)</text:span></text:p>
          <text:p text:style-name="P2">32GB Ram</text:p>
          <text:p text:style-name="P13">Nvidia GTX 1650</text:p>
          <text:p text:style-name="P2">Running Linux kernel 5.5.9</text:p>
          <text:p text:style-name="P2"/>
        </text:list-item>
        <text:list-item>
          <text:p text:style-name="P4">Results using SIZE = 32768 and NUMTRIES = 100000</text:p>
          <text:p text:style-name="P4"/>
          <text:p text:style-name="P4">Using 1 thread:</text:p>
          <text:p text:style-name="P4">Peak Performance = 590.16 MegaMults/Sec</text:p>
          <text:p text:style-name="P4">Avg Performance = 573.20 MegaMults/Sec</text:p>
          <text:p text:style-name="P4"/>
          <text:p text:style-name="P4">Using 4 threads:</text:p>
          <text:p text:style-name="P4">Peak Performance = 2116.66 MegaMults/Sec</text:p>
          <text:p text:style-name="P4">Avg Performance = 1874.43 MegaMults/Sec</text:p>
        </text:list-item>
      </text:list>
      <text:p text:style-name="P5"/>
      <text:list xml:id="list202614395413271" text:continue-numbering="true" text:style-name="L1">
        <text:list-header>
          <text:p text:style-name="P7">I did not use the -O3 flag when compiling my program, because it seemed to throw <text:span text:style-name="T6">off </text:span>the results. I was getting an increase of about 2 when using it. The MegaMults/Sec were also much higher when using it, which is good, but <text:span text:style-name="T6">the figures I was seeing did not match what I was expecting</text:span>. <text:span text:style-name="T6">I was expecting an increase of about 4, due to using 4 threads rather than 1. </text:span>Peak performance for 1 thread was about 5000 MM/S and peak performance for 4 threads when using the flag was about 10000 MM/S. I saw a post on Slack that mentioned results were closer to the expected results when omitting the flag, so I dropped it and got the results presented above.</text:p>
          <text:p text:style-name="P7"/>
        </text:list-header>
        <text:list-item>
          <text:p text:style-name="P6">S = 2116.66/590.16 = 3.59</text:p>
          <text:p text:style-name="P6"/>
        </text:list-item>
        <text:list-item>
          <text:p text:style-name="P6">We may be using 4 times the number of threads <text:span text:style-name="T5">when implementing parallel computing</text:span>, but there is a certain amount of overhead <text:span text:style-name="T4">involved to</text:span> setup and take down the <text:span text:style-name="T3">multi-threading. This may include creating the thread pool, thread wait time, memory management, and deleting the threads when task has been completed.</text:span> This may be why the speedup is below 4.</text:p>
          <text:p text:style-name="P6"/>
        </text:list-item>
        <text:list-item>
          <text:p text:style-name="P6">Parallel Fraction = (4/3)*(1-(1/3.59)) = .9619</text:p>
          <text:p text:style-name="P8">I don’t know what this means, but I am thinking it is the portion of code that can be <text:span text:style-name="T8">effectively </text:span>“<text:span text:style-name="T7">parallelized”</text:span>. </text:p>
          <text:p text:style-name="P4"/>
          <text:p text:style-name="P9">I hope that is enough commentary. This was a pretty simple assignment with most of the code provided, so I am at a loss for words. <text:span text:style-name="T9">I’m sure the next projects will involve more analysi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8:05:28.677497585</meta:creation-date>
    <dc:date>2020-04-05T20:26:12.768144840</dc:date>
    <meta:editing-duration>PT51M8S</meta:editing-duration>
    <meta:editing-cycles>11</meta:editing-cycles>
    <meta:generator>LibreOffice/6.1.5.2$Linux_X86_64 LibreOffice_project/10$Build-2</meta:generator>
    <meta:document-statistic meta:table-count="0" meta:image-count="0" meta:object-count="0" meta:page-count="1" meta:paragraph-count="24" meta:word-count="329" meta:character-count="1865" meta:non-whitespace-character-count="1563"/>
  </office:meta>
</office:document-meta>
</file>